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Tipo</text:p>
          </table:table-cell>
          <table:table-cell office:value-type="string">
            <text:p>Numero</text:p>
          </table:table-cell>
          <table:table-cell office:value-type="string">
            <text:p>Data</text:p>
          </table:table-cell>
          <table:table-cell office:value-type="string">
            <text:p>Valor</text:p>
          </table:table-cell>
          <table:table-cell office:value-type="string">
            <text:p>Observação</text:p>
          </table:table-cell>
          <table:table-cell/>
        </table:table-row>
        <table:table-row table:style-name="ro1">
          <table:table-cell office:value-type="string">
            <text:p>Alimentação</text:p>
          </table:table-cell>
          <table:table-cell office:value-type="float" office:value="97">
            <text:p>97</text:p>
          </table:table-cell>
          <table:table-cell table:style-name="ce1" office:value-type="date" office:date-value="2013-03-07">
            <text:p>03/07/13</text:p>
          </table:table-cell>
          <table:table-cell office:value-type="string">
            <text:p>R$15,90</text:p>
          </table:table-cell>
          <table:table-cell table:number-columns-repeated="2"/>
        </table:table-row>
        <table:table-row table:style-name="ro1">
          <table:table-cell office:value-type="string">
            <text:p>Taxi</text:p>
          </table:table-cell>
          <table:table-cell office:value-type="float" office:value="798562">
            <text:p>798562</text:p>
          </table:table-cell>
          <table:table-cell table:style-name="ce1" office:value-type="date" office:date-value="2013-05-07">
            <text:p>05/07/13</text:p>
          </table:table-cell>
          <table:table-cell office:value-type="string">
            <text:p>R$13,00</text:p>
          </table:table-cell>
          <table:table-cell office:value-type="string">
            <text:p>Carlos, Diego, Thiago, Pedro</text:p>
          </table:table-cell>
          <table:table-cell office:value-type="string">
            <text:p>Hotel – Restaurante</text:p>
          </table:table-cell>
        </table:table-row>
        <table:table-row table:style-name="ro1">
          <table:table-cell office:value-type="string">
            <text:p>Alimentação</text:p>
          </table:table-cell>
          <table:table-cell office:value-type="float" office:value="9456">
            <text:p>9456</text:p>
          </table:table-cell>
          <table:table-cell table:style-name="ce1" office:value-type="date" office:date-value="2013-07-07">
            <text:p>07/07/13</text:p>
          </table:table-cell>
          <table:table-cell office:value-type="string">
            <text:p>R$15,00</text:p>
          </table:table-cell>
          <table:table-cell table:number-columns-repeated="2"/>
        </table:table-row>
        <table:table-row table:style-name="ro1">
          <table:table-cell office:value-type="string">
            <text:p>Taxi</text:p>
          </table:table-cell>
          <table:table-cell office:value-type="float" office:value="840305">
            <text:p>840305</text:p>
          </table:table-cell>
          <table:table-cell table:style-name="ce1" office:value-type="date" office:date-value="2013-03-07">
            <text:p>03/07/13</text:p>
          </table:table-cell>
          <table:table-cell office:value-type="string">
            <text:p>R$23,00</text:p>
          </table:table-cell>
          <table:table-cell office:value-type="string">
            <text:p>Pedro, Camila, Ana, Guilherme</text:p>
          </table:table-cell>
          <table:table-cell office:value-type="string">
            <text:p>Evento – Hotel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260343">
            <text:p>260343</text:p>
          </table:table-cell>
          <table:table-cell table:style-name="ce1" office:value-type="date" office:date-value="2013-06-07">
            <text:p>06/07/13</text:p>
          </table:table-cell>
          <table:table-cell office:value-type="string">
            <text:p>R$20,00</text:p>
          </table:table-cell>
          <table:table-cell office:value-type="string">
            <text:p>Pedro, Guilherme, Ana, Diego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716818">
            <text:p>716818</text:p>
          </table:table-cell>
          <table:table-cell table:style-name="ce1" office:value-type="date" office:date-value="2013-05-07">
            <text:p>05/07/13</text:p>
          </table:table-cell>
          <table:table-cell office:value-type="string">
            <text:p>R$20,00</text:p>
          </table:table-cell>
          <table:table-cell office:value-type="string">
            <text:p>Pedro, Renato, Felipe,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742781">
            <text:p>742781</text:p>
          </table:table-cell>
          <table:table-cell table:style-name="ce1" office:value-type="date" office:date-value="2013-04-07">
            <text:p>04/07/13</text:p>
          </table:table-cell>
          <table:table-cell office:value-type="string">
            <text:p>R$20,00</text:p>
          </table:table-cell>
          <table:table-cell office:value-type="string">
            <text:p>Pedro, Ana, Felipe,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419332">
            <text:p>419332</text:p>
          </table:table-cell>
          <table:table-cell table:style-name="ce1" office:value-type="date" office:date-value="2013-03-07">
            <text:p>03/07/13</text:p>
          </table:table-cell>
          <table:table-cell office:value-type="string">
            <text:p>R$20,00</text:p>
          </table:table-cell>
          <table:table-cell office:value-type="string">
            <text:p>Pedro, Ana, Renato,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901115">
            <text:p>901115</text:p>
          </table:table-cell>
          <table:table-cell table:style-name="ce1" office:value-type="date" office:date-value="2013-03-07">
            <text:p>03/07/13</text:p>
          </table:table-cell>
          <table:table-cell office:value-type="string">
            <text:p>R$10,00</text:p>
          </table:table-cell>
          <table:table-cell office:value-type="string">
            <text:p>Pedro, Renato, Felipe, Gustavo</text:p>
          </table:table-cell>
          <table:table-cell office:value-type="string">
            <text:p>Restaurante – Hotel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503754">
            <text:p>503754</text:p>
          </table:table-cell>
          <table:table-cell table:style-name="ce1" office:value-type="date" office:date-value="2013-07-07">
            <text:p>07/07/13</text:p>
          </table:table-cell>
          <table:table-cell office:value-type="string">
            <text:p>R$35,00</text:p>
          </table:table-cell>
          <table:table-cell office:value-type="string">
            <text:p>Pedro, Camila, Ana, Daniel</text:p>
          </table:table-cell>
          <table:table-cell office:value-type="string">
            <text:p>Hotel – Aeroporto</text:p>
          </table:table-cell>
        </table:table-row>
        <table:table-row table:style-name="ro1">
          <table:table-cell office:value-type="string">
            <text:p>Inscrição</text:p>
          </table:table-cell>
          <table:table-cell office:value-type="float" office:value="1965">
            <text:p>1965</text:p>
          </table:table-cell>
          <table:table-cell table:style-name="ce1" office:value-type="date" office:date-value="2013-11-06">
            <text:p>11/06/13</text:p>
          </table:table-cell>
          <table:table-cell office:value-type="string">
            <text:p>R$92,5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70687">
            <text:p>70687</text:p>
          </table:table-cell>
          <table:table-cell table:style-name="ce1" office:value-type="date" office:date-value="2013-04-07">
            <text:p>04/07/13</text:p>
          </table:table-cell>
          <table:table-cell office:value-type="string">
            <text:p>R$26,5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556682">
            <text:p>556682</text:p>
          </table:table-cell>
          <table:table-cell table:style-name="ce1" office:value-type="date" office:date-value="2013-04-07">
            <text:p>04/07/13</text:p>
          </table:table-cell>
          <table:table-cell office:value-type="string">
            <text:p>R$18,5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1450">
            <text:p>1450</text:p>
          </table:table-cell>
          <table:table-cell table:style-name="ce1" office:value-type="date" office:date-value="2013-06-07">
            <text:p>06/07/13</text:p>
          </table:table-cell>
          <table:table-cell office:value-type="string">
            <text:p>R$33,0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122146">
            <text:p>122146</text:p>
          </table:table-cell>
          <table:table-cell table:style-name="ce1" office:value-type="date" office:date-value="2013-06-07">
            <text:p>06/07/13</text:p>
          </table:table-cell>
          <table:table-cell office:value-type="string">
            <text:p>R$39,16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26174">
            <text:p>26174</text:p>
          </table:table-cell>
          <table:table-cell table:style-name="ce1" office:value-type="date" office:date-value="2013-05-07">
            <text:p>05/07/13</text:p>
          </table:table-cell>
          <table:table-cell office:value-type="string">
            <text:p>R$43,45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58707">
            <text:p>58707</text:p>
          </table:table-cell>
          <table:table-cell table:style-name="ce1" office:value-type="date" office:date-value="2013-05-07">
            <text:p>05/07/13</text:p>
          </table:table-cell>
          <table:table-cell office:value-type="string">
            <text:p>R$23,00</text:p>
          </table:table-cell>
          <table:table-cell table:number-columns-repeated="2"/>
        </table:table-row>
        <table:table-row table:style-name="ro2">
          <table:table-cell office:value-type="string">
            <text:p>Hotel</text:p>
          </table:table-cell>
          <table:table-cell office:value-type="float" office:value="7301">
            <text:p>7301</text:p>
          </table:table-cell>
          <table:table-cell table:style-name="ce1" office:value-type="date" office:date-value="2013-07-07">
            <text:p>07/07/13</text:p>
          </table:table-cell>
          <table:table-cell office:value-type="string">
            <text:p>R$265,0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342448">
            <text:p>342448</text:p>
          </table:table-cell>
          <table:table-cell table:style-name="ce1" office:value-type="date" office:date-value="2013-02-07">
            <text:p>02/07/13</text:p>
          </table:table-cell>
          <table:table-cell office:value-type="string">
            <text:p>R$1,99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29734">
            <text:p>29734</text:p>
          </table:table-cell>
          <table:table-cell table:style-name="ce1" office:value-type="date" office:date-value="2013-02-07">
            <text:p>02/07/13</text:p>
          </table:table-cell>
          <table:table-cell office:value-type="string">
            <text:p>R$32,0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58265">
            <text:p>58265</text:p>
          </table:table-cell>
          <table:table-cell table:style-name="ce1" office:value-type="date" office:date-value="2013-03-07">
            <text:p>03/07/13</text:p>
          </table:table-cell>
          <table:table-cell office:value-type="string">
            <text:p>R$26,50</text:p>
          </table:table-cell>
          <table:table-cell table:number-columns-repeated="2"/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E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aulo</meta:initial-creator>
    <meta:creation-date>2013-07-09T13:16:11</meta:creation-date>
    <dc:date>2013-07-09T13:38:55</dc:date>
    <dc:creator>Pedro Paulo</dc:creator>
    <meta:editing-duration>PT10M55S</meta:editing-duration>
    <meta:editing-cycles>2</meta:editing-cycles>
    <meta:generator>LibreOffice/3.5$Linux_x86 LibreOffice_project/350m1$Build-2</meta:generator>
    <meta:document-statistic meta:table-count="3" meta:cell-count="105" meta:object-count="0"/>
  </office:meta>
</office:document-meta>
</file>